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24-12-2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88616" calcext:value-type="float">
            <text:p>256.3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24-09-17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6728" calcext:value-type="float">
            <text:p>256.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24-06-28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55088" calcext:value-type="float">
            <text:p>256.3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24-03-19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76424" calcext:value-type="float">
            <text:p>256.3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23-12-21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09368" calcext:value-type="float">
            <text:p>256.3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23-06-2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03272" calcext:value-type="float">
            <text:p>256.3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23-03-21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18512" calcext:value-type="float">
            <text:p>256.3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22-12-2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281936" calcext:value-type="float">
            <text:p>256.2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22-09-2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266696" calcext:value-type="float">
            <text:p>256.2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22-06-3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09368" calcext:value-type="float">
            <text:p>256.3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22-03-1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30704" calcext:value-type="float">
            <text:p>256.3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21-12-15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272792" calcext:value-type="float">
            <text:p>256.2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21-09-14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2606" calcext:value-type="float">
            <text:p>256.2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21-06-30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29108" calcext:value-type="float">
            <text:p>256.2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21-03-23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193544" calcext:value-type="float">
            <text:p>256.1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20-12-28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217928" calcext:value-type="float">
            <text:p>256.2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20-09-22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272792" calcext:value-type="float">
            <text:p>256.2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20-06-2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8252" calcext:value-type="float">
            <text:p>256.3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20-03-3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85568" calcext:value-type="float">
            <text:p>256.3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9-12-30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8252" calcext:value-type="float">
            <text:p>256.3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9-09-25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55088" calcext:value-type="float">
            <text:p>256.3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9-06-28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5204" calcext:value-type="float">
            <text:p>256.3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9-03-19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70328" calcext:value-type="float">
            <text:p>256.3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8-1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24608" calcext:value-type="float">
            <text:p>256.3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8-09-2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5204" calcext:value-type="float">
            <text:p>256.3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8-07-0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0632" calcext:value-type="float">
            <text:p>256.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8-03-06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30704" calcext:value-type="float">
            <text:p>256.3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7-12-2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284984" calcext:value-type="float">
            <text:p>256.2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7-09-26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294128" calcext:value-type="float">
            <text:p>256.2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7-06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00224" calcext:value-type="float">
            <text:p>256.3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7-03-21 0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12416" calcext:value-type="float">
            <text:p>256.3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6-12-2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45944" calcext:value-type="float">
            <text:p>256.3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6-09-21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409952" calcext:value-type="float">
            <text:p>256.4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6-03-30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91664" calcext:value-type="float">
            <text:p>256.3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5-12-31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437384" calcext:value-type="float">
            <text:p>256.4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5-09-17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431288" calcext:value-type="float">
            <text:p>256.4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5-06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425192" calcext:value-type="float">
            <text:p>256.4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5-03-24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64232" calcext:value-type="float">
            <text:p>256.3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4-09-24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79472" calcext:value-type="float">
            <text:p>256.3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4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272792" calcext:value-type="float">
            <text:p>256.2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4-03-25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30704" calcext:value-type="float">
            <text:p>256.3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3-12-2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425192" calcext:value-type="float">
            <text:p>256.4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3-09-2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24608" calcext:value-type="float">
            <text:p>256.3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3-06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9776" calcext:value-type="float">
            <text:p>256.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3-03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61184" calcext:value-type="float">
            <text:p>256.3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2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2156" calcext:value-type="float">
            <text:p>256.3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2-09-2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8252" calcext:value-type="float">
            <text:p>256.3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2-06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64232" calcext:value-type="float">
            <text:p>256.3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2-03-2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76424" calcext:value-type="float">
            <text:p>256.3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1-12-2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79472" calcext:value-type="float">
            <text:p>256.3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1-09-2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79472" calcext:value-type="float">
            <text:p>256.3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1-06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58136" calcext:value-type="float">
            <text:p>256.3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1-03-29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15464" calcext:value-type="float">
            <text:p>256.3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12416" calcext:value-type="float">
            <text:p>256.3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0-09-2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70328" calcext:value-type="float">
            <text:p>256.3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0-06-22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91664" calcext:value-type="float">
            <text:p>256.3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10-03-2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58136" calcext:value-type="float">
            <text:p>256.3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9-12-14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45944" calcext:value-type="float">
            <text:p>256.3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9-09-2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48992" calcext:value-type="float">
            <text:p>256.3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9-06-2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48992" calcext:value-type="float">
            <text:p>256.3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9-03-23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18512" calcext:value-type="float">
            <text:p>256.3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8-12-3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368" calcext:value-type="float">
            <text:p>256.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8-09-27 0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513584" calcext:value-type="float">
            <text:p>256.5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8-06-05 0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882648" calcext:value-type="float">
            <text:p>255.8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8-04-04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29108" calcext:value-type="float">
            <text:p>256.2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7-12-2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294128" calcext:value-type="float">
            <text:p>256.2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7-09-24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27656" calcext:value-type="float">
            <text:p>256.3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7-06-26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27584" calcext:value-type="float">
            <text:p>256.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7-03-26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27656" calcext:value-type="float">
            <text:p>256.3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6-12-26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15464" calcext:value-type="float">
            <text:p>256.3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6-08-24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281936" calcext:value-type="float">
            <text:p>256.2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6-06-30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294128" calcext:value-type="float">
            <text:p>256.2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6-01-23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294128" calcext:value-type="float">
            <text:p>256.2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5-12-0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403856" calcext:value-type="float">
            <text:p>256.4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5-11-30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400808" calcext:value-type="float">
            <text:p>256.4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5-10-24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406904" calcext:value-type="float">
            <text:p>256.4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5-09-2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400808" calcext:value-type="float">
            <text:p>256.4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5-08-26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73376" calcext:value-type="float">
            <text:p>256.3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5-07-27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211832" calcext:value-type="float">
            <text:p>256.2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5-06-23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64232" calcext:value-type="float">
            <text:p>256.3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5-05-24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6728" calcext:value-type="float">
            <text:p>256.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5-04-29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58136" calcext:value-type="float">
            <text:p>256.3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5-03-30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45944" calcext:value-type="float">
            <text:p>256.3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5-02-23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12416" calcext:value-type="float">
            <text:p>256.3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42896" calcext:value-type="float">
            <text:p>256.3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8252" calcext:value-type="float">
            <text:p>256.3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91664" calcext:value-type="float">
            <text:p>256.3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24608" calcext:value-type="float">
            <text:p>256.3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64232" calcext:value-type="float">
            <text:p>256.3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5204" calcext:value-type="float">
            <text:p>256.3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85568" calcext:value-type="float">
            <text:p>256.3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45944" calcext:value-type="float">
            <text:p>256.3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42896" calcext:value-type="float">
            <text:p>256.3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266696" calcext:value-type="float">
            <text:p>256.2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39848" calcext:value-type="float">
            <text:p>256.3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27656" calcext:value-type="float">
            <text:p>256.3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55088" calcext:value-type="float">
            <text:p>256.3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368" calcext:value-type="float">
            <text:p>256.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297176" calcext:value-type="float">
            <text:p>256.2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39848" calcext:value-type="float">
            <text:p>256.3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33752" calcext:value-type="float">
            <text:p>256.3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235109423501</text:p>
          </table:table-cell>
          <table:table-cell office:value-type="string" calcext:value-type="string">
            <text:p>D-04-26 31ADA [RB-1]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6.358136" calcext:value-type="float">
            <text:p>256.3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54" meta:object-count="0"/>
    <meta:user-defined meta:name="AppVersion">3.0</meta:user-defined>
  </office:meta>
</office:document-meta>
</file>